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color="#ff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ing Tika Format Parsers</text:h>
      <text:p text:style-name="Standard">This is a test document to ensure that we (naming no names) hasn't broken the Tika format parser again. Strangely it seems that if Tika is broken then the GATE document is created without <text:span text:style-name="T2">error</text:span> but with no content which is a <text:span text:style-name="T1">bit</text:span> of a p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Greenwood</meta:initial-creator>
    <meta:creation-date>2012-01-16T09:45:33</meta:creation-date>
    <meta:document-statistic meta:table-count="0" meta:image-count="0" meta:object-count="0" meta:page-count="1" meta:paragraph-count="2" meta:word-count="50" meta:character-count="266"/>
    <dc:date>2012-01-16T09:48:46</dc:date>
    <dc:creator>Mark Greenwood</dc:creator>
    <meta:editing-duration>PT3M14S</meta:editing-duration>
    <meta:editing-cycles>1</meta:editing-cycles>
    <meta:generator>LibreOffice/3.3$Unix LibreOffice_project/330m19$Build-401</meta:generator>
  </office:meta>
</office:document-meta>
</file>